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adea" svg:font-family="Caladea"/>
    <style:font-face style:name="Caladea1" svg:font-family="Calade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0.54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5.5pt" style:font-size-asian="15.5pt" style:font-size-complex="15.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7.5pt" style:font-size-asian="7.5pt" style:font-size-complex="7.5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loext:opacity="100%" style:font-name="Liberation Serif1" fo:font-size="15.5pt" fo:font-weight="bold" style:font-name-asian="Liberation Serif1" style:font-size-asian="15.5pt" style:font-weight-asian="bold" style:font-name-complex="Liberation Serif1" style:font-size-complex="15.5pt" style:font-weight-complex="bold"/>
    </style:style>
    <style:style style:name="T2" style:family="text">
      <style:text-properties fo:color="#000000" loext:opacity="100%" style:font-name="Liberation Serif1"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T3" style:family="text">
      <style:text-properties fo:color="#000000" loext:opacity="100%" style:font-name="Liberation Serif1" fo:font-size="7.5pt" fo:font-weight="bold" style:font-name-asian="Liberation Serif1" style:font-size-asian="7.5pt" style:font-weight-asian="bold" style:font-name-complex="Liberation Serif1" style:font-size-complex="7.5pt" style:font-weight-complex="bold"/>
    </style:style>
    <style:style style:name="T4" style:family="text">
      <style:text-properties fo:color="#000000" loext:opacity="100%" style:font-name="Liberation Serif1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T5" style:family="text">
      <style:text-properties fo:color="#000000" loext:opacity="100%" style:font-name="Caladea" fo:font-size="12pt" fo:font-weight="bold" style:font-name-asian="Caladea" style:font-size-asian="12pt" style:font-weight-asian="bold" style:font-name-complex="Caladea" style:font-size-complex="12pt" style:font-weight-complex="bold"/>
    </style:style>
    <style:style style:name="T6" style:family="text">
      <style:text-properties fo:color="#3c4043" loext:opacity="100%" style:font-name="Caladea" fo:font-size="14pt" fo:font-weight="normal" style:font-name-asian="Caladea" style:font-size-asian="14pt" style:font-weight-asian="normal" style:font-name-complex="Caladea" style:font-size-complex="14pt" style:font-weight-complex="normal"/>
    </style:style>
    <style:style style:name="T7" style:family="text">
      <style:text-properties fo:color="#000000" loext:opacity="100%" style:font-name="Caladea" fo:font-size="14pt" fo:font-weight="normal" style:font-name-asian="Caladea" style:font-size-asian="14pt" style:font-weight-asian="normal" style:font-name-complex="Caladea" style:font-size-complex="14pt" style:font-weight-complex="normal"/>
    </style:style>
    <style:style style:name="T8" style:family="text">
      <style:text-properties fo:color="#000000" loext:opacity="100%" style:font-name="Caladea" fo:font-size="11pt" fo:font-weight="normal" style:font-name-asian="Caladea" style:font-size-asian="11pt" style:font-weight-asian="normal" style:font-name-complex="Caladea" style:font-size-complex="11pt" style:font-weight-complex="normal"/>
    </style:style>
    <style:style style:name="T9" style:family="text">
      <style:text-properties fo:color="#000000" loext:opacity="100%" style:font-name="Caladea" fo:font-size="13pt" fo:font-weight="normal" style:font-name-asian="Caladea" style:font-size-asian="13pt" style:font-weight-asian="normal" style:font-name-complex="Caladea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54cm" svg:y1="3.069cm" svg:x2="19.086cm" svg:y2="3.069cm">
          <text:p/>
        </draw:line>
        <draw:line draw:style-name="gr1" draw:text-style-name="P1" draw:layer="layout" svg:x1="2.54cm" svg:y1="25.382cm" svg:x2="19.086cm" svg:y2="25.382cm">
          <text:p/>
        </draw:line>
        <draw:line draw:style-name="gr1" draw:text-style-name="P1" draw:layer="layout" svg:x1="2.557cm" svg:y1="3.051cm" svg:x2="2.557cm" svg:y2="25.399cm">
          <text:p/>
        </draw:line>
        <draw:line draw:style-name="gr1" draw:text-style-name="P1" draw:layer="layout" svg:x1="19.067cm" svg:y1="3.051cm" svg:x2="19.067cm" svg:y2="25.399cm">
          <text:p/>
        </draw:line>
        <draw:frame draw:style-name="gr2" draw:text-style-name="P3" draw:layer="layout" svg:width="8.57cm" svg:height="0.607cm" svg:x="6.6cm" svg:y="3.286cm">
          <draw:text-box>
            <text:p text:style-name="P2"><text:span text:style-name="T1">Netaji Subhash Engineering College </text:span></text:p>
          </draw:text-box>
        </draw:frame>
        <draw:frame draw:style-name="gr3" draw:text-style-name="P4" draw:layer="layout" svg:width="8.926cm" svg:height="0.471cm" svg:x="6.401cm" svg:y="3.958cm">
          <draw:text-box>
            <text:p text:style-name="P2"><text:span text:style-name="T2">Department of Computer Science &amp; Engineering </text:span></text:p>
          </draw:text-box>
        </draw:frame>
        <draw:frame draw:style-name="gr3" draw:text-style-name="P4" draw:layer="layout" svg:width="2.639cm" svg:height="0.471cm" svg:x="7.726cm" svg:y="4.479cm">
          <draw:text-box>
            <text:p text:style-name="P2"><text:span text:style-name="T2">B. Tech CSE 2</text:span></text:p>
          </draw:text-box>
        </draw:frame>
        <draw:frame draw:style-name="gr4" draw:text-style-name="P5" draw:layer="layout" svg:width="0.366cm" svg:height="0.297cm" svg:x="10.359cm" svg:y="4.439cm">
          <draw:text-box>
            <text:p text:style-name="P2"><text:span text:style-name="T3">nd </text:span></text:p>
          </draw:text-box>
        </draw:frame>
        <draw:frame draw:style-name="gr3" draw:text-style-name="P4" draw:layer="layout" svg:width="1.209cm" svg:height="0.471cm" svg:x="10.721cm" svg:y="4.479cm">
          <draw:text-box>
            <text:p text:style-name="P2"><text:span text:style-name="T2">Year 3</text:span></text:p>
          </draw:text-box>
        </draw:frame>
        <draw:frame draw:style-name="gr4" draw:text-style-name="P5" draw:layer="layout" svg:width="0.336cm" svg:height="0.297cm" svg:x="11.931cm" svg:y="4.439cm">
          <draw:text-box>
            <text:p text:style-name="P2"><text:span text:style-name="T3">rd </text:span></text:p>
          </draw:text-box>
        </draw:frame>
        <draw:frame draw:style-name="gr3" draw:text-style-name="P4" draw:layer="layout" svg:width="1.746cm" svg:height="0.471cm" svg:x="12.263cm" svg:y="4.479cm">
          <draw:text-box>
            <text:p text:style-name="P2"><text:span text:style-name="T2">Semester </text:span></text:p>
          </draw:text-box>
        </draw:frame>
        <draw:frame draw:style-name="gr3" draw:text-style-name="P4" draw:layer="layout" svg:width="1.941cm" svg:height="0.471cm" svg:x="9.899cm" svg:y="4.994cm">
          <draw:text-box>
            <text:p text:style-name="P2"><text:span text:style-name="T2">2023-2024 </text:span></text:p>
          </draw:text-box>
        </draw:frame>
        <draw:frame draw:style-name="gr5" draw:text-style-name="P6" draw:layer="layout" svg:width="15.97cm" svg:height="0.433cm" svg:x="2.752cm" svg:y="5.5cm">
          <draw:text-box>
            <text:p text:style-name="P2"><text:span text:style-name="T4">__________________________________________________________________________________</text:span></text:p>
          </draw:text-box>
        </draw:frame>
        <draw:frame draw:style-name="gr3" draw:text-style-name="P4" draw:layer="layout" svg:width="8.075cm" svg:height="0.471cm" svg:x="2.743cm" svg:y="6.405cm">
          <draw:text-box>
            <text:p text:style-name="P2"><text:span text:style-name="T2">Name of the Course: IT Workshop (Python) </text:span></text:p>
          </draw:text-box>
        </draw:frame>
        <draw:frame draw:style-name="gr3" draw:text-style-name="P4" draw:layer="layout" svg:width="4.875cm" svg:height="0.471cm" svg:x="2.757cm" svg:y="7.444cm">
          <draw:text-box>
            <text:p text:style-name="P2"><text:span text:style-name="T2">Course Code: PCC-CS393 </text:span></text:p>
          </draw:text-box>
        </draw:frame>
        <draw:frame draw:style-name="gr3" draw:text-style-name="P4" draw:layer="layout" svg:width="6.61cm" svg:height="0.471cm" svg:x="2.743cm" svg:y="8.384cm">
          <draw:text-box>
            <text:p text:style-name="P2"><text:span text:style-name="T2">Name of the Student: Ahana Biswas </text:span></text:p>
          </draw:text-box>
        </draw:frame>
        <draw:frame draw:style-name="gr3" draw:text-style-name="P4" draw:layer="layout" svg:width="3.541cm" svg:height="0.471cm" svg:x="2.757cm" svg:y="9.324cm">
          <draw:text-box>
            <text:p text:style-name="P2"><text:span text:style-name="T2">Class Roll No.: 108 </text:span></text:p>
          </draw:text-box>
        </draw:frame>
        <draw:frame draw:style-name="gr3" draw:text-style-name="P4" draw:layer="layout" svg:width="6.043cm" svg:height="0.471cm" svg:x="2.743cm" svg:y="10.264cm">
          <draw:text-box>
            <text:p text:style-name="P2"><text:span text:style-name="T2">University Roll No.: 10900122110</text:span></text:p>
          </draw:text-box>
        </draw:frame>
        <draw:frame draw:style-name="gr3" draw:text-style-name="P4" draw:layer="layout" svg:width="5.721cm" svg:height="0.471cm" svg:x="2.743cm" svg:y="11.205cm">
          <draw:text-box>
            <text:p text:style-name="P2"><text:span text:style-name="T2">Date of Experiment: 08/09/2023</text:span></text:p>
          </draw:text-box>
        </draw:frame>
        <draw:frame draw:style-name="gr3" draw:text-style-name="P4" draw:layer="layout" svg:width="5.662cm" svg:height="0.471cm" svg:x="2.743cm" svg:y="12.146cm">
          <draw:text-box>
            <text:p text:style-name="P2"><text:span text:style-name="T2">Date of Submission: 15/09/2023</text:span></text:p>
          </draw:text-box>
        </draw:frame>
        <draw:frame draw:style-name="gr3" draw:text-style-name="P4" draw:layer="layout" svg:width="15.454cm" svg:height="0.471cm" svg:x="3.24cm" svg:y="12.663cm">
          <draw:text-box>
            <text:p text:style-name="P2"><text:span text:style-name="T2">_________________________________________________________________________</text:span></text:p>
          </draw:text-box>
        </draw:frame>
        <draw:frame draw:style-name="gr3" draw:text-style-name="P4" draw:layer="layout" svg:width="0.637cm" svg:height="0.471cm" svg:x="3.24cm" svg:y="13.568cm">
          <draw:text-box>
            <text:p text:style-name="P2"><text:span text:style-name="T2">___</text:span></text:p>
          </draw:text-box>
        </draw:frame>
        <draw:frame draw:style-name="gr3" draw:text-style-name="P4" draw:layer="layout" svg:width="4.396cm" svg:height="0.496cm" svg:x="3.24cm" svg:y="14.485cm">
          <draw:text-box>
            <text:p text:style-name="P2"><text:span text:style-name="T5">Assignment No.: A6_01</text:span></text:p>
          </draw:text-box>
        </draw:frame>
        <draw:frame draw:style-name="gr3" draw:text-style-name="P4" draw:layer="layout" svg:width="3.977cm" svg:height="0.496cm" svg:x="3.244cm" svg:y="15.595cm">
          <draw:text-box>
            <text:p text:style-name="P2"><text:span text:style-name="T5">Problem Statement: </text:span></text:p>
          </draw:text-box>
        </draw:frame>
        <draw:frame draw:style-name="gr6" draw:text-style-name="P7" draw:layer="layout" svg:width="15.72cm" svg:height="0.581cm" svg:x="3.244cm" svg:y="16.279cm">
          <draw:text-box>
            <text:p text:style-name="P2"><text:span text:style-name="T6">Write a program to create a dictionary that contains (i, i*i) such that i is an</text:span></text:p>
          </draw:text-box>
        </draw:frame>
        <draw:frame draw:style-name="gr6" draw:text-style-name="P7" draw:layer="layout" svg:width="10.564cm" svg:height="0.581cm" svg:x="3.244cm" svg:y="16.857cm">
          <draw:text-box>
            <text:p text:style-name="P2"><text:span text:style-name="T6">integral number between 1 and n (both included).</text:span></text:p>
          </draw:text-box>
        </draw:frame>
        <draw:frame draw:style-name="gr3" draw:text-style-name="P4" draw:layer="layout" svg:width="2.656cm" svg:height="0.496cm" svg:x="3.244cm" svg:y="18.203cm">
          <draw:text-box>
            <text:p text:style-name="P2"><text:span text:style-name="T5">Python Code: </text:span></text:p>
          </draw:text-box>
        </draw:frame>
        <draw:frame draw:style-name="gr6" draw:text-style-name="P7" draw:layer="layout" svg:width="6.949cm" svg:height="0.581cm" svg:x="3.244cm" svg:y="18.699cm">
          <draw:text-box>
            <text:p text:style-name="P2"><text:span text:style-name="T7">n=int(input("Enter the range: "))</text:span></text:p>
          </draw:text-box>
        </draw:frame>
        <draw:frame draw:style-name="gr6" draw:text-style-name="P7" draw:layer="layout" svg:width="0.933cm" svg:height="0.581cm" svg:x="3.244cm" svg:y="19.278cm">
          <draw:text-box>
            <text:p text:style-name="P2"><text:span text:style-name="T7">d={}</text:span></text:p>
          </draw:text-box>
        </draw:frame>
        <draw:frame draw:style-name="gr6" draw:text-style-name="P7" draw:layer="layout" svg:width="4.422cm" svg:height="0.581cm" svg:x="3.244cm" svg:y="19.856cm">
          <draw:text-box>
            <text:p text:style-name="P2"><text:span text:style-name="T7">for i in range(1,n+1):</text:span></text:p>
          </draw:text-box>
        </draw:frame>
        <draw:frame draw:style-name="gr6" draw:text-style-name="P7" draw:layer="layout" svg:width="1.97cm" svg:height="0.581cm" svg:x="3.244cm" svg:y="20.435cm">
          <draw:text-box>
            <text:p text:style-name="P2"><text:span text:style-name="T7"><text:s text:c="4"/></text:span><text:span text:style-name="T7">d[i]=i*i</text:span></text:p>
          </draw:text-box>
        </draw:frame>
        <draw:frame draw:style-name="gr6" draw:text-style-name="P7" draw:layer="layout" svg:width="1.721cm" svg:height="0.581cm" svg:x="3.244cm" svg:y="21.013cm">
          <draw:text-box>
            <text:p text:style-name="P2"><text:span text:style-name="T7">print(d)</text:span></text:p>
          </draw:text-box>
        </draw:frame>
        <draw:frame draw:style-name="gr3" draw:text-style-name="P4" draw:layer="layout" svg:width="3.651cm" svg:height="0.496cm" svg:x="3.251cm" svg:y="22.17cm">
          <draw:text-box>
            <text:p text:style-name="P2"><text:span text:style-name="T5">Sample Output(s): </text:span></text:p>
          </draw:text-box>
        </draw:frame>
        <draw:frame draw:style-name="gr6" draw:text-style-name="P7" draw:layer="layout" svg:width="4.079cm" svg:height="0.581cm" svg:x="3.251cm" svg:y="22.666cm">
          <draw:text-box>
            <text:p text:style-name="P2"><text:span text:style-name="T7">Enter the range: 10</text:span></text:p>
          </draw:text-box>
        </draw:frame>
        <draw:frame draw:style-name="gr6" draw:text-style-name="P7" draw:layer="layout" svg:width="12.681cm" svg:height="0.581cm" svg:x="3.251cm" svg:y="23.245cm">
          <draw:text-box>
            <text:p text:style-name="P2"><text:span text:style-name="T7">{1: 1, 2: 4, 3: 9, 4: 16, 5: 25, 6: 36, 7: 49, 8: 64, 9: 81, 10: 100}</text:span></text:p>
          </draw:text-box>
        </draw:frame>
      </draw:page>
      <draw:page draw:name="page2" draw:style-name="dp1" draw:master-page-name="master-page38">
        <draw:line draw:style-name="gr1" draw:text-style-name="P1" draw:layer="layout" svg:x1="2.54cm" svg:y1="2.557cm" svg:x2="19.086cm" svg:y2="2.557cm">
          <text:p/>
        </draw:line>
        <draw:line draw:style-name="gr1" draw:text-style-name="P1" draw:layer="layout" svg:x1="2.54cm" svg:y1="25.382cm" svg:x2="19.086cm" svg:y2="25.382cm">
          <text:p/>
        </draw:line>
        <draw:line draw:style-name="gr1" draw:text-style-name="P1" draw:layer="layout" svg:x1="2.557cm" svg:y1="2.54cm" svg:x2="2.557cm" svg:y2="25.4cm">
          <text:p/>
        </draw:line>
        <draw:line draw:style-name="gr1" draw:text-style-name="P1" draw:layer="layout" svg:x1="19.067cm" svg:y1="2.54cm" svg:x2="19.067cm" svg:y2="25.4cm">
          <text:p/>
        </draw:line>
        <draw:frame draw:style-name="gr3" draw:text-style-name="P4" draw:layer="layout" svg:width="4.396cm" svg:height="0.496cm" svg:x="3.214cm" svg:y="3.939cm">
          <draw:text-box>
            <text:p text:style-name="P2"><text:span text:style-name="T5">Assignment No.: A6_02</text:span></text:p>
          </draw:text-box>
        </draw:frame>
        <draw:frame draw:style-name="gr3" draw:text-style-name="P4" draw:layer="layout" svg:width="3.977cm" svg:height="0.496cm" svg:x="3.244cm" svg:y="5.048cm">
          <draw:text-box>
            <text:p text:style-name="P2"><text:span text:style-name="T5">Problem Statement: </text:span></text:p>
          </draw:text-box>
        </draw:frame>
        <draw:frame draw:style-name="gr6" draw:text-style-name="P7" draw:layer="layout" svg:width="15.462cm" svg:height="0.581cm" svg:x="3.244cm" svg:y="5.733cm">
          <draw:text-box>
            <text:p text:style-name="P2"><text:span text:style-name="T6">Write a program to count the numbers of characters in a string and store </text:span></text:p>
          </draw:text-box>
        </draw:frame>
        <draw:frame draw:style-name="gr6" draw:text-style-name="P7" draw:layer="layout" svg:width="4.362cm" svg:height="0.581cm" svg:x="3.244cm" svg:y="6.311cm">
          <draw:text-box>
            <text:p text:style-name="P2"><text:span text:style-name="T6">them in a dictionary.</text:span></text:p>
          </draw:text-box>
        </draw:frame>
        <draw:frame draw:style-name="gr3" draw:text-style-name="P4" draw:layer="layout" svg:width="2.656cm" svg:height="0.496cm" svg:x="3.244cm" svg:y="7.657cm">
          <draw:text-box>
            <text:p text:style-name="P2"><text:span text:style-name="T5">Python Code: </text:span></text:p>
          </draw:text-box>
        </draw:frame>
        <draw:frame draw:style-name="gr6" draw:text-style-name="P7" draw:layer="layout" svg:width="5.514cm" svg:height="0.581cm" svg:x="3.244cm" svg:y="8.153cm">
          <draw:text-box>
            <text:p text:style-name="P2"><text:span text:style-name="T7">s=input("Enter a string: ")</text:span></text:p>
          </draw:text-box>
        </draw:frame>
        <draw:frame draw:style-name="gr6" draw:text-style-name="P7" draw:layer="layout" svg:width="0.933cm" svg:height="0.581cm" svg:x="3.244cm" svg:y="8.731cm">
          <draw:text-box>
            <text:p text:style-name="P2"><text:span text:style-name="T7">d={}</text:span></text:p>
          </draw:text-box>
        </draw:frame>
        <draw:frame draw:style-name="gr6" draw:text-style-name="P7" draw:layer="layout" svg:width="1.844cm" svg:height="0.581cm" svg:x="3.244cm" svg:y="9.31cm">
          <draw:text-box>
            <text:p text:style-name="P2"><text:span text:style-name="T7">for i in s:</text:span></text:p>
          </draw:text-box>
        </draw:frame>
        <draw:frame draw:style-name="gr6" draw:text-style-name="P7" draw:layer="layout" svg:width="3.465cm" svg:height="0.581cm" svg:x="3.244cm" svg:y="9.888cm">
          <draw:text-box>
            <text:p text:style-name="P2"><text:span text:style-name="T7"><text:s text:c="4"/></text:span><text:span text:style-name="T7">if i in d.keys():</text:span></text:p>
          </draw:text-box>
        </draw:frame>
        <draw:frame draw:style-name="gr6" draw:text-style-name="P7" draw:layer="layout" svg:width="2.471cm" svg:height="0.581cm" svg:x="3.244cm" svg:y="10.467cm">
          <draw:text-box>
            <text:p text:style-name="P2"><text:span text:style-name="T7"><text:s text:c="8"/></text:span><text:span text:style-name="T7">d[i]+=1</text:span></text:p>
          </draw:text-box>
        </draw:frame>
        <draw:frame draw:style-name="gr6" draw:text-style-name="P7" draw:layer="layout" svg:width="1.403cm" svg:height="0.581cm" svg:x="3.244cm" svg:y="11.045cm">
          <draw:text-box>
            <text:p text:style-name="P2"><text:span text:style-name="T7"><text:s text:c="4"/></text:span><text:span text:style-name="T7">else:</text:span></text:p>
          </draw:text-box>
        </draw:frame>
        <draw:frame draw:style-name="gr6" draw:text-style-name="P7" draw:layer="layout" svg:width="2.195cm" svg:height="0.581cm" svg:x="3.244cm" svg:y="11.624cm">
          <draw:text-box>
            <text:p text:style-name="P2"><text:span text:style-name="T7"><text:s text:c="8"/></text:span><text:span text:style-name="T7">d[i]=1</text:span></text:p>
          </draw:text-box>
        </draw:frame>
        <draw:frame draw:style-name="gr6" draw:text-style-name="P7" draw:layer="layout" svg:width="1.721cm" svg:height="0.581cm" svg:x="3.244cm" svg:y="12.203cm">
          <draw:text-box>
            <text:p text:style-name="P2"><text:span text:style-name="T7">print(d)</text:span></text:p>
          </draw:text-box>
        </draw:frame>
        <draw:frame draw:style-name="gr3" draw:text-style-name="P4" draw:layer="layout" svg:width="3.651cm" svg:height="0.496cm" svg:x="3.251cm" svg:y="13.36cm">
          <draw:text-box>
            <text:p text:style-name="P2"><text:span text:style-name="T5">Sample Output(s): </text:span></text:p>
          </draw:text-box>
        </draw:frame>
        <draw:frame draw:style-name="gr6" draw:text-style-name="P7" draw:layer="layout" svg:width="5.349cm" svg:height="0.581cm" svg:x="3.251cm" svg:y="13.855cm">
          <draw:text-box>
            <text:p text:style-name="P2"><text:span text:style-name="T7">Enter a string: characters</text:span></text:p>
          </draw:text-box>
        </draw:frame>
        <draw:frame draw:style-name="gr6" draw:text-style-name="P7" draw:layer="layout" svg:width="8.49cm" svg:height="0.581cm" svg:x="3.251cm" svg:y="14.434cm">
          <draw:text-box>
            <text:p text:style-name="P2"><text:span text:style-name="T7">{'c': 2, 'h': 1, 'a': 2, 'r': 2, 't': 1, 'e': 1, 's': 1}</text:span></text:p>
          </draw:text-box>
        </draw:frame>
        <draw:frame draw:style-name="gr5" draw:text-style-name="P6" draw:layer="layout" svg:width="11.805cm" svg:height="0.454cm" svg:x="2.752cm" svg:y="15.034cm">
          <draw:text-box>
            <text:p text:style-name="P2"><text:span text:style-name="T8">__________________________________________________________________________________</text:span></text:p>
          </draw:text-box>
        </draw:frame>
        <draw:frame draw:style-name="gr3" draw:text-style-name="P4" draw:layer="layout" svg:width="4.396cm" svg:height="0.496cm" svg:x="3.214cm" svg:y="15.946cm">
          <draw:text-box>
            <text:p text:style-name="P2"><text:span text:style-name="T5">Assignment No.: A6_03</text:span></text:p>
          </draw:text-box>
        </draw:frame>
        <draw:frame draw:style-name="gr3" draw:text-style-name="P4" draw:layer="layout" svg:width="3.977cm" svg:height="0.496cm" svg:x="3.244cm" svg:y="17.055cm">
          <draw:text-box>
            <text:p text:style-name="P2"><text:span text:style-name="T5">Problem Statement: </text:span></text:p>
          </draw:text-box>
        </draw:frame>
        <draw:frame draw:style-name="gr6" draw:text-style-name="P7" draw:layer="layout" svg:width="15.339cm" svg:height="0.581cm" svg:x="3.244cm" svg:y="17.739cm">
          <draw:text-box>
            <text:p text:style-name="P2"><text:span text:style-name="T6">Write a program to create a dictionary by combining two lists ‘name’ for </text:span></text:p>
          </draw:text-box>
        </draw:frame>
        <draw:frame draw:style-name="gr6" draw:text-style-name="P7" draw:layer="layout" svg:width="15.653cm" svg:height="0.581cm" svg:x="3.244cm" svg:y="18.318cm">
          <draw:text-box>
            <text:p text:style-name="P2"><text:span text:style-name="T6">employee name and ‘salary’ for employee salary. Use the list ‘name’ as the </text:span></text:p>
          </draw:text-box>
        </draw:frame>
        <draw:frame draw:style-name="gr6" draw:text-style-name="P7" draw:layer="layout" svg:width="10.822cm" svg:height="0.581cm" svg:x="3.244cm" svg:y="18.897cm">
          <draw:text-box>
            <text:p text:style-name="P2"><text:span text:style-name="T6">key and ‘salary’ as the value of dictionary elements.</text:span></text:p>
          </draw:text-box>
        </draw:frame>
        <draw:frame draw:style-name="gr3" draw:text-style-name="P4" draw:layer="layout" svg:width="2.656cm" svg:height="0.496cm" svg:x="3.244cm" svg:y="19.971cm">
          <draw:text-box>
            <text:p text:style-name="P2"><text:span text:style-name="T5">Python Code: </text:span></text:p>
          </draw:text-box>
        </draw:frame>
        <draw:frame draw:style-name="gr7" draw:text-style-name="P8" draw:layer="layout" svg:width="14.29cm" svg:height="0.539cm" svg:x="3.244cm" svg:y="20.466cm">
          <draw:text-box>
            <text:p text:style-name="P2"><text:span text:style-name="T9">l1=input("Enter the names of employees (separated by a space): ").split()</text:span></text:p>
          </draw:text-box>
        </draw:frame>
        <draw:frame draw:style-name="gr7" draw:text-style-name="P8" draw:layer="layout" svg:width="14.514cm" svg:height="0.539cm" svg:x="3.244cm" svg:y="21.004cm">
          <draw:text-box>
            <text:p text:style-name="P2"><text:span text:style-name="T9">l2=input("Enter the salaries of employees (separated by a space): ").split()</text:span></text:p>
          </draw:text-box>
        </draw:frame>
        <draw:frame draw:style-name="gr7" draw:text-style-name="P8" draw:layer="layout" svg:width="0.866cm" svg:height="0.539cm" svg:x="3.244cm" svg:y="21.542cm">
          <draw:text-box>
            <text:p text:style-name="P2"><text:span text:style-name="T9">d={}</text:span></text:p>
          </draw:text-box>
        </draw:frame>
        <draw:frame draw:style-name="gr7" draw:text-style-name="P8" draw:layer="layout" svg:width="4.299cm" svg:height="0.539cm" svg:x="3.244cm" svg:y="22.08cm">
          <draw:text-box>
            <text:p text:style-name="P2"><text:span text:style-name="T9">for i in range(len(l1)):</text:span></text:p>
          </draw:text-box>
        </draw:frame>
        <draw:frame draw:style-name="gr7" draw:text-style-name="P8" draw:layer="layout" svg:width="2.889cm" svg:height="0.539cm" svg:x="3.244cm" svg:y="22.618cm">
          <draw:text-box>
            <text:p text:style-name="P2"><text:span text:style-name="T9"><text:s text:c="4"/></text:span><text:span text:style-name="T9">d[l1[i]]=l2[i]</text:span></text:p>
          </draw:text-box>
        </draw:frame>
        <draw:frame draw:style-name="gr7" draw:text-style-name="P8" draw:layer="layout" svg:width="1.585cm" svg:height="0.539cm" svg:x="3.244cm" svg:y="23.156cm">
          <draw:text-box>
            <text:p text:style-name="P2"><text:span text:style-name="T9">print(d)</text:span></text:p>
          </draw:text-box>
        </draw:frame>
        <draw:frame draw:style-name="gr3" draw:text-style-name="P4" draw:layer="layout" svg:width="3.651cm" svg:height="0.496cm" svg:x="3.251cm" svg:y="24.232cm">
          <draw:text-box>
            <text:p text:style-name="P2"><text:span text:style-name="T5">Sample Output(s): </text:span></text:p>
          </draw:text-box>
        </draw:frame>
      </draw:page>
      <draw:page draw:name="page3" draw:style-name="dp1" draw:master-page-name="master-page38">
        <draw:line draw:style-name="gr1" draw:text-style-name="P1" draw:layer="layout" svg:x1="2.54cm" svg:y1="2.557cm" svg:x2="19.086cm" svg:y2="2.557cm">
          <text:p/>
        </draw:line>
        <draw:line draw:style-name="gr1" draw:text-style-name="P1" draw:layer="layout" svg:x1="2.54cm" svg:y1="25.382cm" svg:x2="19.086cm" svg:y2="25.382cm">
          <text:p/>
        </draw:line>
        <draw:line draw:style-name="gr1" draw:text-style-name="P1" draw:layer="layout" svg:x1="2.557cm" svg:y1="2.54cm" svg:x2="2.557cm" svg:y2="25.4cm">
          <text:p/>
        </draw:line>
        <draw:line draw:style-name="gr1" draw:text-style-name="P1" draw:layer="layout" svg:x1="19.067cm" svg:y1="2.54cm" svg:x2="19.067cm" svg:y2="25.4cm">
          <text:p/>
        </draw:line>
        <draw:frame draw:style-name="gr6" draw:text-style-name="P7" draw:layer="layout" svg:width="15.272cm" svg:height="0.581cm" svg:x="3.251cm" svg:y="2.752cm">
          <draw:text-box>
            <text:p text:style-name="P2"><text:span text:style-name="T7">Enter the names of employees (separated by a space): Rohit Rahul Ayan </text:span></text:p>
          </draw:text-box>
        </draw:frame>
        <draw:frame draw:style-name="gr6" draw:text-style-name="P7" draw:layer="layout" svg:width="3.266cm" svg:height="0.581cm" svg:x="3.251cm" svg:y="3.33cm">
          <draw:text-box>
            <text:p text:style-name="P2"><text:span text:style-name="T7">Arittra Vaibhav</text:span></text:p>
          </draw:text-box>
        </draw:frame>
        <draw:frame draw:style-name="gr6" draw:text-style-name="P7" draw:layer="layout" svg:width="14.692cm" svg:height="0.581cm" svg:x="3.251cm" svg:y="3.909cm">
          <draw:text-box>
            <text:p text:style-name="P2"><text:span text:style-name="T7">Enter the salaries of employees (separated by a space): 50000 65000 </text:span></text:p>
          </draw:text-box>
        </draw:frame>
        <draw:frame draw:style-name="gr6" draw:text-style-name="P7" draw:layer="layout" svg:width="4.35cm" svg:height="0.581cm" svg:x="3.251cm" svg:y="4.487cm">
          <draw:text-box>
            <text:p text:style-name="P2"><text:span text:style-name="T7">35000 45000 55000</text:span></text:p>
          </draw:text-box>
        </draw:frame>
        <draw:frame draw:style-name="gr6" draw:text-style-name="P7" draw:layer="layout" svg:width="14.306cm" svg:height="0.581cm" svg:x="3.251cm" svg:y="5.066cm">
          <draw:text-box>
            <text:p text:style-name="P2"><text:span text:style-name="T7">{'Rohit': '50000', 'Rahul': '65000', 'Ayan': '35000', 'Arittra': '45000', </text:span></text:p>
          </draw:text-box>
        </draw:frame>
        <draw:frame draw:style-name="gr6" draw:text-style-name="P7" draw:layer="layout" svg:width="4.003cm" svg:height="0.581cm" svg:x="3.251cm" svg:y="5.644cm">
          <draw:text-box>
            <text:p text:style-name="P2"><text:span text:style-name="T7">'Vaibhav': '55000'}</text:span></text:p>
          </draw:text-box>
        </draw:frame>
        <draw:frame draw:style-name="gr3" draw:text-style-name="P4" draw:layer="layout" svg:width="4.396cm" svg:height="0.496cm" svg:x="3.214cm" svg:y="6.253cm">
          <draw:text-box>
            <text:p text:style-name="P2"><text:span text:style-name="T5">Assignment No.: A6_04</text:span></text:p>
          </draw:text-box>
        </draw:frame>
        <draw:frame draw:style-name="gr3" draw:text-style-name="P4" draw:layer="layout" svg:width="3.977cm" svg:height="0.496cm" svg:x="3.244cm" svg:y="7.362cm">
          <draw:text-box>
            <text:p text:style-name="P2"><text:span text:style-name="T5">Problem Statement: </text:span></text:p>
          </draw:text-box>
        </draw:frame>
        <draw:frame draw:style-name="gr6" draw:text-style-name="P7" draw:layer="layout" svg:width="15.61cm" svg:height="0.581cm" svg:x="3.244cm" svg:y="8.047cm">
          <draw:text-box>
            <text:p text:style-name="P2"><text:span text:style-name="T6">Write a program to input player's name (string) and runs (integer) scored</text:span></text:p>
          </draw:text-box>
        </draw:frame>
        <draw:frame draw:style-name="gr6" draw:text-style-name="P7" draw:layer="layout" svg:width="15.606cm" svg:height="0.581cm" svg:x="3.244cm" svg:y="8.625cm">
          <draw:text-box>
            <text:p text:style-name="P2"><text:span text:style-name="T6">for n number of players where n should be input from the keyboard. Store</text:span></text:p>
          </draw:text-box>
        </draw:frame>
        <draw:frame draw:style-name="gr6" draw:text-style-name="P7" draw:layer="layout" svg:width="14.709cm" svg:height="0.581cm" svg:x="3.244cm" svg:y="9.204cm">
          <draw:text-box>
            <text:p text:style-name="P2"><text:span text:style-name="T6">the player’s details in a dictionary called 'cricket'. After preparing the </text:span></text:p>
          </draw:text-box>
        </draw:frame>
        <draw:frame draw:style-name="gr6" draw:text-style-name="P7" draw:layer="layout" svg:width="14.391cm" svg:height="0.581cm" svg:x="3.244cm" svg:y="9.783cm">
          <draw:text-box>
            <text:p text:style-name="P2"><text:span text:style-name="T6">dictionary, input the player's name and print the runs scored by the </text:span></text:p>
          </draw:text-box>
        </draw:frame>
        <draw:frame draw:style-name="gr6" draw:text-style-name="P7" draw:layer="layout" svg:width="13.049cm" svg:height="0.581cm" svg:x="3.244cm" svg:y="10.361cm">
          <draw:text-box>
            <text:p text:style-name="P2"><text:span text:style-name="T6">player otherwise returns '-1' if the player's name is not found.</text:span></text:p>
          </draw:text-box>
        </draw:frame>
        <draw:frame draw:style-name="gr3" draw:text-style-name="P4" draw:layer="layout" svg:width="2.656cm" svg:height="0.496cm" svg:x="3.244cm" svg:y="11.707cm">
          <draw:text-box>
            <text:p text:style-name="P2"><text:span text:style-name="T5">Python Code: </text:span></text:p>
          </draw:text-box>
        </draw:frame>
        <draw:frame draw:style-name="gr6" draw:text-style-name="P7" draw:layer="layout" svg:width="8.57cm" svg:height="0.581cm" svg:x="3.244cm" svg:y="12.203cm">
          <draw:text-box>
            <text:p text:style-name="P2"><text:span text:style-name="T7">n=int(input("Enter the no. of players: "))</text:span></text:p>
          </draw:text-box>
        </draw:frame>
        <draw:frame draw:style-name="gr6" draw:text-style-name="P7" draw:layer="layout" svg:width="2.11cm" svg:height="0.581cm" svg:x="3.244cm" svg:y="12.781cm">
          <draw:text-box>
            <text:p text:style-name="P2"><text:span text:style-name="T7">cricket={}</text:span></text:p>
          </draw:text-box>
        </draw:frame>
        <draw:frame draw:style-name="gr6" draw:text-style-name="P7" draw:layer="layout" svg:width="3.495cm" svg:height="0.581cm" svg:x="3.244cm" svg:y="13.36cm">
          <draw:text-box>
            <text:p text:style-name="P2"><text:span text:style-name="T7">for i in range(n):</text:span></text:p>
          </draw:text-box>
        </draw:frame>
        <draw:frame draw:style-name="gr6" draw:text-style-name="P7" draw:layer="layout" svg:width="7.279cm" svg:height="0.581cm" svg:x="3.244cm" svg:y="13.938cm">
          <draw:text-box>
            <text:p text:style-name="P2"><text:span text:style-name="T7"><text:s text:c="4"/></text:span><text:span text:style-name="T7">name=input("Enter the name: ")</text:span></text:p>
          </draw:text-box>
        </draw:frame>
        <draw:frame draw:style-name="gr6" draw:text-style-name="P7" draw:layer="layout" svg:width="6.83cm" svg:height="0.581cm" svg:x="3.244cm" svg:y="14.517cm">
          <draw:text-box>
            <text:p text:style-name="P2"><text:span text:style-name="T7"><text:s text:c="4"/></text:span><text:span text:style-name="T7">run=int(input("Enter runs: "))</text:span></text:p>
          </draw:text-box>
        </draw:frame>
        <draw:frame draw:style-name="gr6" draw:text-style-name="P7" draw:layer="layout" svg:width="4.438cm" svg:height="0.581cm" svg:x="3.244cm" svg:y="15.095cm">
          <draw:text-box>
            <text:p text:style-name="P2"><text:span text:style-name="T7"><text:s text:c="4"/></text:span><text:span text:style-name="T7">cricket[name]=run</text:span></text:p>
          </draw:text-box>
        </draw:frame>
        <draw:frame draw:style-name="gr6" draw:text-style-name="P7" draw:layer="layout" svg:width="10.962cm" svg:height="0.581cm" svg:x="3.244cm" svg:y="15.674cm">
          <draw:text-box>
            <text:p text:style-name="P2"><text:span text:style-name="T7">name=input("Enter the name you want to search: ")</text:span></text:p>
          </draw:text-box>
        </draw:frame>
        <draw:frame draw:style-name="gr6" draw:text-style-name="P7" draw:layer="layout" svg:width="3.787cm" svg:height="0.581cm" svg:x="3.244cm" svg:y="16.252cm">
          <draw:text-box>
            <text:p text:style-name="P2"><text:span text:style-name="T7">if name in cricket:</text:span></text:p>
          </draw:text-box>
        </draw:frame>
        <draw:frame draw:style-name="gr6" draw:text-style-name="P7" draw:layer="layout" svg:width="4.853cm" svg:height="0.581cm" svg:x="3.244cm" svg:y="16.831cm">
          <draw:text-box>
            <text:p text:style-name="P2"><text:span text:style-name="T7"><text:s text:c="4"/></text:span><text:span text:style-name="T7">print(cricket[name])</text:span></text:p>
          </draw:text-box>
        </draw:frame>
        <draw:frame draw:style-name="gr6" draw:text-style-name="P7" draw:layer="layout" svg:width="0.963cm" svg:height="0.581cm" svg:x="3.244cm" svg:y="17.41cm">
          <draw:text-box>
            <text:p text:style-name="P2"><text:span text:style-name="T7">else:</text:span></text:p>
          </draw:text-box>
        </draw:frame>
        <draw:frame draw:style-name="gr6" draw:text-style-name="P7" draw:layer="layout" svg:width="2.326cm" svg:height="0.581cm" svg:x="3.244cm" svg:y="17.988cm">
          <draw:text-box>
            <text:p text:style-name="P2"><text:span text:style-name="T7"><text:s text:c="4"/></text:span><text:span text:style-name="T7">print(-1)</text:span></text:p>
          </draw:text-box>
        </draw:frame>
        <draw:frame draw:style-name="gr3" draw:text-style-name="P4" draw:layer="layout" svg:width="3.651cm" svg:height="0.496cm" svg:x="3.251cm" svg:y="19.145cm">
          <draw:text-box>
            <text:p text:style-name="P2"><text:span text:style-name="T5">Sample Output(s): </text:span></text:p>
          </draw:text-box>
        </draw:frame>
        <draw:frame draw:style-name="gr6" draw:text-style-name="P7" draw:layer="layout" svg:width="5.425cm" svg:height="0.581cm" svg:x="3.251cm" svg:y="19.641cm">
          <draw:text-box>
            <text:p text:style-name="P2"><text:span text:style-name="T7">Enter the no. of players: 5</text:span></text:p>
          </draw:text-box>
        </draw:frame>
        <draw:frame draw:style-name="gr6" draw:text-style-name="P7" draw:layer="layout" svg:width="6.373cm" svg:height="0.581cm" svg:x="3.251cm" svg:y="20.219cm">
          <draw:text-box>
            <text:p text:style-name="P2"><text:span text:style-name="T7">Enter the name: Rohit Sharma</text:span></text:p>
          </draw:text-box>
        </draw:frame>
        <draw:frame draw:style-name="gr6" draw:text-style-name="P7" draw:layer="layout" svg:width="3.042cm" svg:height="0.581cm" svg:x="3.251cm" svg:y="20.798cm">
          <draw:text-box>
            <text:p text:style-name="P2"><text:span text:style-name="T7">Enter runs: 55</text:span></text:p>
          </draw:text-box>
        </draw:frame>
        <draw:frame draw:style-name="gr6" draw:text-style-name="P7" draw:layer="layout" svg:width="6.581cm" svg:height="0.581cm" svg:x="3.251cm" svg:y="21.377cm">
          <draw:text-box>
            <text:p text:style-name="P2"><text:span text:style-name="T7">Enter the name: Shubhman Gill</text:span></text:p>
          </draw:text-box>
        </draw:frame>
        <draw:frame draw:style-name="gr6" draw:text-style-name="P7" draw:layer="layout" svg:width="3.042cm" svg:height="0.581cm" svg:x="3.251cm" svg:y="21.955cm">
          <draw:text-box>
            <text:p text:style-name="P2"><text:span text:style-name="T7">Enter runs: 54</text:span></text:p>
          </draw:text-box>
        </draw:frame>
        <draw:frame draw:style-name="gr6" draw:text-style-name="P7" draw:layer="layout" svg:width="5.781cm" svg:height="0.581cm" svg:x="3.251cm" svg:y="22.534cm">
          <draw:text-box>
            <text:p text:style-name="P2"><text:span text:style-name="T7">Enter the name: Virat Kohli</text:span></text:p>
          </draw:text-box>
        </draw:frame>
        <draw:frame draw:style-name="gr6" draw:text-style-name="P7" draw:layer="layout" svg:width="3.042cm" svg:height="0.581cm" svg:x="3.251cm" svg:y="23.112cm">
          <draw:text-box>
            <text:p text:style-name="P2"><text:span text:style-name="T7">Enter runs: 53</text:span></text:p>
          </draw:text-box>
        </draw:frame>
        <draw:frame draw:style-name="gr6" draw:text-style-name="P7" draw:layer="layout" svg:width="5.51cm" svg:height="0.581cm" svg:x="3.251cm" svg:y="23.691cm">
          <draw:text-box>
            <text:p text:style-name="P2"><text:span text:style-name="T7">Enter the name: K.L.Rahul</text:span></text:p>
          </draw:text-box>
        </draw:frame>
        <draw:frame draw:style-name="gr6" draw:text-style-name="P7" draw:layer="layout" svg:width="3.042cm" svg:height="0.581cm" svg:x="3.251cm" svg:y="24.269cm">
          <draw:text-box>
            <text:p text:style-name="P2"><text:span text:style-name="T7">Enter runs: 52</text:span></text:p>
          </draw:text-box>
        </draw:frame>
      </draw:page>
      <draw:page draw:name="page4" draw:style-name="dp1" draw:master-page-name="master-page38">
        <draw:line draw:style-name="gr1" draw:text-style-name="P1" draw:layer="layout" svg:x1="2.54cm" svg:y1="2.557cm" svg:x2="19.086cm" svg:y2="2.557cm">
          <text:p/>
        </draw:line>
        <draw:line draw:style-name="gr1" draw:text-style-name="P1" draw:layer="layout" svg:x1="2.54cm" svg:y1="25.382cm" svg:x2="19.086cm" svg:y2="25.382cm">
          <text:p/>
        </draw:line>
        <draw:line draw:style-name="gr1" draw:text-style-name="P1" draw:layer="layout" svg:x1="2.557cm" svg:y1="2.54cm" svg:x2="2.557cm" svg:y2="25.4cm">
          <text:p/>
        </draw:line>
        <draw:line draw:style-name="gr1" draw:text-style-name="P1" draw:layer="layout" svg:x1="19.067cm" svg:y1="2.54cm" svg:x2="19.067cm" svg:y2="25.4cm">
          <text:p/>
        </draw:line>
        <draw:frame draw:style-name="gr6" draw:text-style-name="P7" draw:layer="layout" svg:width="6.221cm" svg:height="0.581cm" svg:x="3.251cm" svg:y="2.752cm">
          <draw:text-box>
            <text:p text:style-name="P2"><text:span text:style-name="T7">Enter the name: Ishan Kishan</text:span></text:p>
          </draw:text-box>
        </draw:frame>
        <draw:frame draw:style-name="gr6" draw:text-style-name="P7" draw:layer="layout" svg:width="3.042cm" svg:height="0.581cm" svg:x="3.251cm" svg:y="3.33cm">
          <draw:text-box>
            <text:p text:style-name="P2"><text:span text:style-name="T7">Enter runs: 51</text:span></text:p>
          </draw:text-box>
        </draw:frame>
        <draw:frame draw:style-name="gr6" draw:text-style-name="P7" draw:layer="layout" svg:width="9.904cm" svg:height="0.581cm" svg:x="3.251cm" svg:y="3.909cm">
          <draw:text-box>
            <text:p text:style-name="P2"><text:span text:style-name="T7">Enter the name you want to search: Virat Kohli</text:span></text:p>
          </draw:text-box>
        </draw:frame>
        <draw:frame draw:style-name="gr6" draw:text-style-name="P7" draw:layer="layout" svg:width="0.552cm" svg:height="0.581cm" svg:x="3.251cm" svg:y="4.487cm">
          <draw:text-box>
            <text:p text:style-name="P2"><text:span text:style-name="T7">53</text:span></text:p>
          </draw:text-box>
        </draw:frame>
        <draw:frame draw:style-name="gr6" draw:text-style-name="P7" draw:layer="layout" svg:width="0.493cm" svg:height="0.581cm" svg:x="3.251cm" svg:y="9.049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4.396cm" svg:height="0.496cm" svg:x="3.36cm" svg:y="9.116cm">
          <draw:text-box>
            <text:p text:style-name="P2"><text:span text:style-name="T5">Assignment No.: A6_05</text:span></text:p>
          </draw:text-box>
        </draw:frame>
        <draw:frame draw:style-name="gr3" draw:text-style-name="P4" draw:layer="layout" svg:width="3.977cm" svg:height="0.496cm" svg:x="3.244cm" svg:y="10.485cm">
          <draw:text-box>
            <text:p text:style-name="P2"><text:span text:style-name="T5">Problem Statement: </text:span></text:p>
          </draw:text-box>
        </draw:frame>
        <draw:frame draw:style-name="gr6" draw:text-style-name="P7" draw:layer="layout" svg:width="13.549cm" svg:height="0.581cm" svg:x="3.244cm" svg:y="11.169cm">
          <draw:text-box>
            <text:p text:style-name="P2"><text:span text:style-name="T6">Write a program to sort (ascending order) a dictionary by value.</text:span></text:p>
          </draw:text-box>
        </draw:frame>
        <draw:frame draw:style-name="gr3" draw:text-style-name="P4" draw:layer="layout" svg:width="2.656cm" svg:height="0.496cm" svg:x="3.244cm" svg:y="12.515cm">
          <draw:text-box>
            <text:p text:style-name="P2"><text:span text:style-name="T5">Python Code: </text:span></text:p>
          </draw:text-box>
        </draw:frame>
        <draw:frame draw:style-name="gr6" draw:text-style-name="P7" draw:layer="layout" svg:width="8.083cm" svg:height="0.581cm" svg:x="3.244cm" svg:y="13.01cm">
          <draw:text-box>
            <text:p text:style-name="P2"><text:span text:style-name="T7">n=int(input("Enter the no. of pairs: "))</text:span></text:p>
          </draw:text-box>
        </draw:frame>
        <draw:frame draw:style-name="gr6" draw:text-style-name="P7" draw:layer="layout" svg:width="0.933cm" svg:height="0.581cm" svg:x="3.244cm" svg:y="13.589cm">
          <draw:text-box>
            <text:p text:style-name="P2"><text:span text:style-name="T7">d={}</text:span></text:p>
          </draw:text-box>
        </draw:frame>
        <draw:frame draw:style-name="gr6" draw:text-style-name="P7" draw:layer="layout" svg:width="1.721cm" svg:height="0.581cm" svg:x="3.244cm" svg:y="14.168cm">
          <draw:text-box>
            <text:p text:style-name="P2"><text:span text:style-name="T7">temp=[]</text:span></text:p>
          </draw:text-box>
        </draw:frame>
        <draw:frame draw:style-name="gr6" draw:text-style-name="P7" draw:layer="layout" svg:width="3.495cm" svg:height="0.581cm" svg:x="3.244cm" svg:y="14.746cm">
          <draw:text-box>
            <text:p text:style-name="P2"><text:span text:style-name="T7">for i in range(n):</text:span></text:p>
          </draw:text-box>
        </draw:frame>
        <draw:frame draw:style-name="gr6" draw:text-style-name="P7" draw:layer="layout" svg:width="6.441cm" svg:height="0.581cm" svg:x="3.244cm" svg:y="15.325cm">
          <draw:text-box>
            <text:p text:style-name="P2"><text:span text:style-name="T7"><text:s text:c="4"/></text:span><text:span text:style-name="T7">key=input("Enter the key: ")</text:span></text:p>
          </draw:text-box>
        </draw:frame>
        <draw:frame draw:style-name="gr6" draw:text-style-name="P7" draw:layer="layout" svg:width="6.881cm" svg:height="0.581cm" svg:x="3.244cm" svg:y="15.903cm">
          <draw:text-box>
            <text:p text:style-name="P2"><text:span text:style-name="T7"><text:s text:c="4"/></text:span><text:span text:style-name="T7">val=int(input("Enter value: "))</text:span></text:p>
          </draw:text-box>
        </draw:frame>
        <draw:frame draw:style-name="gr6" draw:text-style-name="P7" draw:layer="layout" svg:width="2.715cm" svg:height="0.581cm" svg:x="3.244cm" svg:y="16.482cm">
          <draw:text-box>
            <text:p text:style-name="P2"><text:span text:style-name="T7"><text:s text:c="4"/></text:span><text:span text:style-name="T7">d[key]=val</text:span></text:p>
          </draw:text-box>
        </draw:frame>
        <draw:frame draw:style-name="gr6" draw:text-style-name="P7" draw:layer="layout" svg:width="3.943cm" svg:height="0.581cm" svg:x="3.244cm" svg:y="17.06cm">
          <draw:text-box>
            <text:p text:style-name="P2"><text:span text:style-name="T7">lst=list(d.values())</text:span></text:p>
          </draw:text-box>
        </draw:frame>
        <draw:frame draw:style-name="gr6" draw:text-style-name="P7" draw:layer="layout" svg:width="1.848cm" svg:height="0.581cm" svg:x="3.244cm" svg:y="17.639cm">
          <draw:text-box>
            <text:p text:style-name="P2"><text:span text:style-name="T7">lst.sort()</text:span></text:p>
          </draw:text-box>
        </draw:frame>
        <draw:frame draw:style-name="gr6" draw:text-style-name="P7" draw:layer="layout" svg:width="2.148cm" svg:height="0.581cm" svg:x="3.244cm" svg:y="18.217cm">
          <draw:text-box>
            <text:p text:style-name="P2"><text:span text:style-name="T7">for i in lst:</text:span></text:p>
          </draw:text-box>
        </draw:frame>
        <draw:frame draw:style-name="gr6" draw:text-style-name="P7" draw:layer="layout" svg:width="2.466cm" svg:height="0.581cm" svg:x="3.244cm" svg:y="18.796cm">
          <draw:text-box>
            <text:p text:style-name="P2"><text:span text:style-name="T7"><text:s text:c="4"/></text:span><text:span text:style-name="T7">for k in d:</text:span></text:p>
          </draw:text-box>
        </draw:frame>
        <draw:frame draw:style-name="gr6" draw:text-style-name="P7" draw:layer="layout" svg:width="2.983cm" svg:height="0.581cm" svg:x="3.244cm" svg:y="19.375cm">
          <draw:text-box>
            <text:p text:style-name="P2"><text:span text:style-name="T7"><text:s text:c="8"/></text:span><text:span text:style-name="T7">if d[k]==i:</text:span></text:p>
          </draw:text-box>
        </draw:frame>
        <draw:frame draw:style-name="gr6" draw:text-style-name="P7" draw:layer="layout" svg:width="4.659cm" svg:height="0.581cm" svg:x="3.244cm" svg:y="19.953cm">
          <draw:text-box>
            <text:p text:style-name="P2"><text:span text:style-name="T7"><text:s text:c="12"/></text:span><text:span text:style-name="T7">if k not in temp:</text:span></text:p>
          </draw:text-box>
        </draw:frame>
        <draw:frame draw:style-name="gr6" draw:text-style-name="P7" draw:layer="layout" svg:width="5.184cm" svg:height="0.581cm" svg:x="3.244cm" svg:y="20.532cm">
          <draw:text-box>
            <text:p text:style-name="P2"><text:span text:style-name="T7"><text:s text:c="16"/></text:span><text:span text:style-name="T7">temp.append(k)</text:span></text:p>
          </draw:text-box>
        </draw:frame>
        <draw:frame draw:style-name="gr6" draw:text-style-name="P7" draw:layer="layout" svg:width="4.328cm" svg:height="0.581cm" svg:x="3.244cm" svg:y="21.11cm">
          <draw:text-box>
            <text:p text:style-name="P2"><text:span text:style-name="T7"><text:s text:c="16"/></text:span><text:span text:style-name="T7">print(k,":",i)</text:span></text:p>
          </draw:text-box>
        </draw:frame>
        <draw:frame draw:style-name="gr3" draw:text-style-name="P4" draw:layer="layout" svg:width="3.651cm" svg:height="0.496cm" svg:x="3.251cm" svg:y="22.846cm">
          <draw:text-box>
            <text:p text:style-name="P2"><text:span text:style-name="T5">Sample Output(s): </text:span></text:p>
          </draw:text-box>
        </draw:frame>
        <draw:frame draw:style-name="gr6" draw:text-style-name="P7" draw:layer="layout" svg:width="4.938cm" svg:height="0.581cm" svg:x="3.251cm" svg:y="23.342cm">
          <draw:text-box>
            <text:p text:style-name="P2"><text:span text:style-name="T7">Enter the no. of pairs: 5</text:span></text:p>
          </draw:text-box>
        </draw:frame>
        <draw:frame draw:style-name="gr6" draw:text-style-name="P7" draw:layer="layout" svg:width="3.397cm" svg:height="0.581cm" svg:x="3.251cm" svg:y="23.92cm">
          <draw:text-box>
            <text:p text:style-name="P2"><text:span text:style-name="T7">Enter the key: D</text:span></text:p>
          </draw:text-box>
        </draw:frame>
        <draw:frame draw:style-name="gr6" draw:text-style-name="P7" draw:layer="layout" svg:width="3.219cm" svg:height="0.581cm" svg:x="3.251cm" svg:y="24.499cm">
          <draw:text-box>
            <text:p text:style-name="P2"><text:span text:style-name="T7">Enter value: 68</text:span></text:p>
          </draw:text-box>
        </draw:frame>
      </draw:page>
      <draw:page draw:name="page5" draw:style-name="dp1" draw:master-page-name="master-page38">
        <draw:line draw:style-name="gr1" draw:text-style-name="P1" draw:layer="layout" svg:x1="2.54cm" svg:y1="2.557cm" svg:x2="19.086cm" svg:y2="2.557cm">
          <text:p/>
        </draw:line>
        <draw:line draw:style-name="gr1" draw:text-style-name="P1" draw:layer="layout" svg:x1="2.54cm" svg:y1="25.382cm" svg:x2="19.086cm" svg:y2="25.382cm">
          <text:p/>
        </draw:line>
        <draw:line draw:style-name="gr1" draw:text-style-name="P1" draw:layer="layout" svg:x1="2.557cm" svg:y1="2.54cm" svg:x2="2.557cm" svg:y2="25.4cm">
          <text:p/>
        </draw:line>
        <draw:line draw:style-name="gr1" draw:text-style-name="P1" draw:layer="layout" svg:x1="19.067cm" svg:y1="2.54cm" svg:x2="19.067cm" svg:y2="25.4cm">
          <text:p/>
        </draw:line>
        <draw:frame draw:style-name="gr6" draw:text-style-name="P7" draw:layer="layout" svg:width="3.372cm" svg:height="0.581cm" svg:x="3.251cm" svg:y="2.752cm">
          <draw:text-box>
            <text:p text:style-name="P2"><text:span text:style-name="T7">Enter the key: B</text:span></text:p>
          </draw:text-box>
        </draw:frame>
        <draw:frame draw:style-name="gr6" draw:text-style-name="P7" draw:layer="layout" svg:width="3.219cm" svg:height="0.581cm" svg:x="3.251cm" svg:y="3.33cm">
          <draw:text-box>
            <text:p text:style-name="P2"><text:span text:style-name="T7">Enter value: 66</text:span></text:p>
          </draw:text-box>
        </draw:frame>
        <draw:frame draw:style-name="gr6" draw:text-style-name="P7" draw:layer="layout" svg:width="3.355cm" svg:height="0.581cm" svg:x="3.251cm" svg:y="3.909cm">
          <draw:text-box>
            <text:p text:style-name="P2"><text:span text:style-name="T7">Enter the key: E</text:span></text:p>
          </draw:text-box>
        </draw:frame>
        <draw:frame draw:style-name="gr6" draw:text-style-name="P7" draw:layer="layout" svg:width="3.219cm" svg:height="0.581cm" svg:x="3.251cm" svg:y="4.487cm">
          <draw:text-box>
            <text:p text:style-name="P2"><text:span text:style-name="T7">Enter value: 69</text:span></text:p>
          </draw:text-box>
        </draw:frame>
        <draw:frame draw:style-name="gr6" draw:text-style-name="P7" draw:layer="layout" svg:width="3.351cm" svg:height="0.581cm" svg:x="3.251cm" svg:y="5.066cm">
          <draw:text-box>
            <text:p text:style-name="P2"><text:span text:style-name="T7">Enter the key: C</text:span></text:p>
          </draw:text-box>
        </draw:frame>
        <draw:frame draw:style-name="gr6" draw:text-style-name="P7" draw:layer="layout" svg:width="3.219cm" svg:height="0.581cm" svg:x="3.251cm" svg:y="5.644cm">
          <draw:text-box>
            <text:p text:style-name="P2"><text:span text:style-name="T7">Enter value: 67</text:span></text:p>
          </draw:text-box>
        </draw:frame>
        <draw:frame draw:style-name="gr6" draw:text-style-name="P7" draw:layer="layout" svg:width="3.38cm" svg:height="0.581cm" svg:x="3.251cm" svg:y="6.223cm">
          <draw:text-box>
            <text:p text:style-name="P2"><text:span text:style-name="T7">Enter the key: A</text:span></text:p>
          </draw:text-box>
        </draw:frame>
        <draw:frame draw:style-name="gr6" draw:text-style-name="P7" draw:layer="layout" svg:width="3.219cm" svg:height="0.581cm" svg:x="3.251cm" svg:y="6.802cm">
          <draw:text-box>
            <text:p text:style-name="P2"><text:span text:style-name="T7">Enter value: 65</text:span></text:p>
          </draw:text-box>
        </draw:frame>
        <draw:frame draw:style-name="gr6" draw:text-style-name="P7" draw:layer="layout" svg:width="1.213cm" svg:height="0.581cm" svg:x="3.251cm" svg:y="7.38cm">
          <draw:text-box>
            <text:p text:style-name="P2"><text:span text:style-name="T7">A : 65</text:span></text:p>
          </draw:text-box>
        </draw:frame>
        <draw:frame draw:style-name="gr6" draw:text-style-name="P7" draw:layer="layout" svg:width="1.204cm" svg:height="0.581cm" svg:x="3.251cm" svg:y="7.959cm">
          <draw:text-box>
            <text:p text:style-name="P2"><text:span text:style-name="T7">B : 66</text:span></text:p>
          </draw:text-box>
        </draw:frame>
        <draw:frame draw:style-name="gr6" draw:text-style-name="P7" draw:layer="layout" svg:width="1.183cm" svg:height="0.581cm" svg:x="3.251cm" svg:y="8.537cm">
          <draw:text-box>
            <text:p text:style-name="P2"><text:span text:style-name="T7">C : 67</text:span></text:p>
          </draw:text-box>
        </draw:frame>
        <draw:frame draw:style-name="gr6" draw:text-style-name="P7" draw:layer="layout" svg:width="1.23cm" svg:height="0.581cm" svg:x="3.251cm" svg:y="9.116cm">
          <draw:text-box>
            <text:p text:style-name="P2"><text:span text:style-name="T7">D : 68</text:span></text:p>
          </draw:text-box>
        </draw:frame>
        <draw:frame draw:style-name="gr6" draw:text-style-name="P7" draw:layer="layout" svg:width="1.187cm" svg:height="0.581cm" svg:x="3.251cm" svg:y="9.694cm">
          <draw:text-box>
            <text:p text:style-name="P2"><text:span text:style-name="T7">E : 69</text:span></text:p>
          </draw:text-box>
        </draw:frame>
        <draw:frame draw:style-name="gr3" draw:text-style-name="P4" draw:layer="layout" svg:width="4.396cm" svg:height="0.496cm" svg:x="3.214cm" svg:y="12.039cm">
          <draw:text-box>
            <text:p text:style-name="P2"><text:span text:style-name="T5">Assignment No.: A6_06</text:span></text:p>
          </draw:text-box>
        </draw:frame>
        <draw:frame draw:style-name="gr3" draw:text-style-name="P4" draw:layer="layout" svg:width="3.977cm" svg:height="0.496cm" svg:x="3.244cm" svg:y="13.148cm">
          <draw:text-box>
            <text:p text:style-name="P2"><text:span text:style-name="T5">Problem Statement: </text:span></text:p>
          </draw:text-box>
        </draw:frame>
        <draw:frame draw:style-name="gr6" draw:text-style-name="P7" draw:layer="layout" svg:width="9.167cm" svg:height="0.581cm" svg:x="3.244cm" svg:y="13.832cm">
          <draw:text-box>
            <text:p text:style-name="P2"><text:span text:style-name="T6">Write a program to merge two dictionaries.</text:span></text:p>
          </draw:text-box>
        </draw:frame>
        <draw:frame draw:style-name="gr3" draw:text-style-name="P4" draw:layer="layout" svg:width="2.656cm" svg:height="0.496cm" svg:x="3.244cm" svg:y="15.178cm">
          <draw:text-box>
            <text:p text:style-name="P2"><text:span text:style-name="T5">Python Code: </text:span></text:p>
          </draw:text-box>
        </draw:frame>
        <draw:frame draw:style-name="gr7" draw:text-style-name="P8" draw:layer="layout" svg:width="9.04cm" svg:height="0.539cm" svg:x="3.244cm" svg:y="15.674cm">
          <draw:text-box>
            <text:p text:style-name="P2"><text:span text:style-name="T9">n1=int(input("Enter the no. of pairs for D1: "))</text:span></text:p>
          </draw:text-box>
        </draw:frame>
        <draw:frame draw:style-name="gr7" draw:text-style-name="P8" draw:layer="layout" svg:width="1.12cm" svg:height="0.539cm" svg:x="3.244cm" svg:y="16.212cm">
          <draw:text-box>
            <text:p text:style-name="P2"><text:span text:style-name="T9">d1={}</text:span></text:p>
          </draw:text-box>
        </draw:frame>
        <draw:frame draw:style-name="gr7" draw:text-style-name="P8" draw:layer="layout" svg:width="1.12cm" svg:height="0.539cm" svg:x="3.244cm" svg:y="16.75cm">
          <draw:text-box>
            <text:p text:style-name="P2"><text:span text:style-name="T9">d2={}</text:span></text:p>
          </draw:text-box>
        </draw:frame>
        <draw:frame draw:style-name="gr7" draw:text-style-name="P8" draw:layer="layout" svg:width="3.482cm" svg:height="0.539cm" svg:x="3.244cm" svg:y="17.288cm">
          <draw:text-box>
            <text:p text:style-name="P2"><text:span text:style-name="T9">for i in range(n1):</text:span></text:p>
          </draw:text-box>
        </draw:frame>
        <draw:frame draw:style-name="gr7" draw:text-style-name="P8" draw:layer="layout" svg:width="5.949cm" svg:height="0.539cm" svg:x="3.244cm" svg:y="17.826cm">
          <draw:text-box>
            <text:p text:style-name="P2"><text:span text:style-name="T9"><text:s text:c="4"/></text:span><text:span text:style-name="T9">key=input("Enter the key: ")</text:span></text:p>
          </draw:text-box>
        </draw:frame>
        <draw:frame draw:style-name="gr7" draw:text-style-name="P8" draw:layer="layout" svg:width="6.339cm" svg:height="0.539cm" svg:x="3.244cm" svg:y="18.364cm">
          <draw:text-box>
            <text:p text:style-name="P2"><text:span text:style-name="T9"><text:s text:c="4"/></text:span><text:span text:style-name="T9">val=int(input("Enter value: "))</text:span></text:p>
          </draw:text-box>
        </draw:frame>
        <draw:frame draw:style-name="gr7" draw:text-style-name="P8" draw:layer="layout" svg:width="2.762cm" svg:height="0.539cm" svg:x="3.244cm" svg:y="18.902cm">
          <draw:text-box>
            <text:p text:style-name="P2"><text:span text:style-name="T9"><text:s text:c="4"/></text:span><text:span text:style-name="T9">d1[key]=val</text:span></text:p>
          </draw:text-box>
        </draw:frame>
        <draw:frame draw:style-name="gr7" draw:text-style-name="P8" draw:layer="layout" svg:width="9.04cm" svg:height="0.539cm" svg:x="3.244cm" svg:y="19.44cm">
          <draw:text-box>
            <text:p text:style-name="P2"><text:span text:style-name="T9">n2=int(input("Enter the no. of pairs for D2: "))</text:span></text:p>
          </draw:text-box>
        </draw:frame>
        <draw:frame draw:style-name="gr7" draw:text-style-name="P8" draw:layer="layout" svg:width="3.482cm" svg:height="0.539cm" svg:x="3.244cm" svg:y="19.978cm">
          <draw:text-box>
            <text:p text:style-name="P2"><text:span text:style-name="T9">for i in range(n2):</text:span></text:p>
          </draw:text-box>
        </draw:frame>
        <draw:frame draw:style-name="gr7" draw:text-style-name="P8" draw:layer="layout" svg:width="5.949cm" svg:height="0.539cm" svg:x="3.244cm" svg:y="20.516cm">
          <draw:text-box>
            <text:p text:style-name="P2"><text:span text:style-name="T9"><text:s text:c="4"/></text:span><text:span text:style-name="T9">key=input("Enter the key: ")</text:span></text:p>
          </draw:text-box>
        </draw:frame>
        <draw:frame draw:style-name="gr7" draw:text-style-name="P8" draw:layer="layout" svg:width="6.339cm" svg:height="0.539cm" svg:x="3.244cm" svg:y="21.054cm">
          <draw:text-box>
            <text:p text:style-name="P2"><text:span text:style-name="T9"><text:s text:c="4"/></text:span><text:span text:style-name="T9">val=int(input("Enter value: "))</text:span></text:p>
          </draw:text-box>
        </draw:frame>
        <draw:frame draw:style-name="gr7" draw:text-style-name="P8" draw:layer="layout" svg:width="2.762cm" svg:height="0.539cm" svg:x="3.244cm" svg:y="21.592cm">
          <draw:text-box>
            <text:p text:style-name="P2"><text:span text:style-name="T9"><text:s text:c="4"/></text:span><text:span text:style-name="T9">d2[key]=val</text:span></text:p>
          </draw:text-box>
        </draw:frame>
        <draw:frame draw:style-name="gr7" draw:text-style-name="P8" draw:layer="layout" svg:width="2.017cm" svg:height="0.539cm" svg:x="3.244cm" svg:y="22.13cm">
          <draw:text-box>
            <text:p text:style-name="P2"><text:span text:style-name="T9">for i in d2:</text:span></text:p>
          </draw:text-box>
        </draw:frame>
        <draw:frame draw:style-name="gr7" draw:text-style-name="P8" draw:layer="layout" svg:width="2.575cm" svg:height="0.539cm" svg:x="3.244cm" svg:y="22.668cm">
          <draw:text-box>
            <text:p text:style-name="P2"><text:span text:style-name="T9"><text:s text:c="4"/></text:span><text:span text:style-name="T9">d1[i]=d2[i]</text:span></text:p>
          </draw:text-box>
        </draw:frame>
        <draw:frame draw:style-name="gr7" draw:text-style-name="P8" draw:layer="layout" svg:width="1.839cm" svg:height="0.539cm" svg:x="3.244cm" svg:y="23.206cm">
          <draw:text-box>
            <text:p text:style-name="P2"><text:span text:style-name="T9">print(d1)</text:span></text:p>
          </draw:text-box>
        </draw:frame>
        <draw:frame draw:style-name="gr3" draw:text-style-name="P4" draw:layer="layout" svg:width="3.651cm" svg:height="0.496cm" svg:x="3.251cm" svg:y="24.322cm">
          <draw:text-box>
            <text:p text:style-name="P2"><text:span text:style-name="T5">Sample Output(s): </text:span></text:p>
          </draw:text-box>
        </draw:frame>
      </draw:page>
      <draw:page draw:name="page6" draw:style-name="dp1" draw:master-page-name="master-page38">
        <draw:line draw:style-name="gr1" draw:text-style-name="P1" draw:layer="layout" svg:x1="2.54cm" svg:y1="2.557cm" svg:x2="19.086cm" svg:y2="2.557cm">
          <text:p/>
        </draw:line>
        <draw:line draw:style-name="gr1" draw:text-style-name="P1" draw:layer="layout" svg:x1="2.54cm" svg:y1="15.321cm" svg:x2="19.086cm" svg:y2="15.321cm">
          <text:p/>
        </draw:line>
        <draw:line draw:style-name="gr1" draw:text-style-name="P1" draw:layer="layout" svg:x1="2.557cm" svg:y1="2.54cm" svg:x2="2.557cm" svg:y2="15.339cm">
          <text:p/>
        </draw:line>
        <draw:line draw:style-name="gr1" draw:text-style-name="P1" draw:layer="layout" svg:x1="19.067cm" svg:y1="2.54cm" svg:x2="19.067cm" svg:y2="15.339cm">
          <text:p/>
        </draw:line>
        <draw:frame draw:style-name="gr7" draw:text-style-name="P8" draw:layer="layout" svg:width="5.899cm" svg:height="0.539cm" svg:x="3.251cm" svg:y="2.752cm">
          <draw:text-box>
            <text:p text:style-name="P2"><text:span text:style-name="T9">Enter the no. of pairs for D1: 5</text:span></text:p>
          </draw:text-box>
        </draw:frame>
        <draw:frame draw:style-name="gr7" draw:text-style-name="P8" draw:layer="layout" svg:width="3.13cm" svg:height="0.539cm" svg:x="3.251cm" svg:y="3.29cm">
          <draw:text-box>
            <text:p text:style-name="P2"><text:span text:style-name="T9">Enter the key: A</text:span></text:p>
          </draw:text-box>
        </draw:frame>
        <draw:frame draw:style-name="gr7" draw:text-style-name="P8" draw:layer="layout" svg:width="2.978cm" svg:height="0.539cm" svg:x="3.251cm" svg:y="3.828cm">
          <draw:text-box>
            <text:p text:style-name="P2"><text:span text:style-name="T9">Enter value: 65</text:span></text:p>
          </draw:text-box>
        </draw:frame>
        <draw:frame draw:style-name="gr7" draw:text-style-name="P8" draw:layer="layout" svg:width="3.126cm" svg:height="0.539cm" svg:x="3.251cm" svg:y="4.366cm">
          <draw:text-box>
            <text:p text:style-name="P2"><text:span text:style-name="T9">Enter the key: B</text:span></text:p>
          </draw:text-box>
        </draw:frame>
        <draw:frame draw:style-name="gr7" draw:text-style-name="P8" draw:layer="layout" svg:width="2.978cm" svg:height="0.539cm" svg:x="3.251cm" svg:y="4.904cm">
          <draw:text-box>
            <text:p text:style-name="P2"><text:span text:style-name="T9">Enter value: 66</text:span></text:p>
          </draw:text-box>
        </draw:frame>
        <draw:frame draw:style-name="gr7" draw:text-style-name="P8" draw:layer="layout" svg:width="3.105cm" svg:height="0.539cm" svg:x="3.251cm" svg:y="5.442cm">
          <draw:text-box>
            <text:p text:style-name="P2"><text:span text:style-name="T9">Enter the key: C</text:span></text:p>
          </draw:text-box>
        </draw:frame>
        <draw:frame draw:style-name="gr7" draw:text-style-name="P8" draw:layer="layout" svg:width="2.978cm" svg:height="0.539cm" svg:x="3.251cm" svg:y="5.98cm">
          <draw:text-box>
            <text:p text:style-name="P2"><text:span text:style-name="T9">Enter value: 67</text:span></text:p>
          </draw:text-box>
        </draw:frame>
        <draw:frame draw:style-name="gr7" draw:text-style-name="P8" draw:layer="layout" svg:width="3.147cm" svg:height="0.539cm" svg:x="3.251cm" svg:y="6.518cm">
          <draw:text-box>
            <text:p text:style-name="P2"><text:span text:style-name="T9">Enter the key: D</text:span></text:p>
          </draw:text-box>
        </draw:frame>
        <draw:frame draw:style-name="gr7" draw:text-style-name="P8" draw:layer="layout" svg:width="2.978cm" svg:height="0.539cm" svg:x="3.251cm" svg:y="7.056cm">
          <draw:text-box>
            <text:p text:style-name="P2"><text:span text:style-name="T9">Enter value: 68</text:span></text:p>
          </draw:text-box>
        </draw:frame>
        <draw:frame draw:style-name="gr7" draw:text-style-name="P8" draw:layer="layout" svg:width="3.109cm" svg:height="0.539cm" svg:x="3.251cm" svg:y="7.594cm">
          <draw:text-box>
            <text:p text:style-name="P2"><text:span text:style-name="T9">Enter the key: E</text:span></text:p>
          </draw:text-box>
        </draw:frame>
        <draw:frame draw:style-name="gr7" draw:text-style-name="P8" draw:layer="layout" svg:width="2.978cm" svg:height="0.539cm" svg:x="3.251cm" svg:y="8.132cm">
          <draw:text-box>
            <text:p text:style-name="P2"><text:span text:style-name="T9">Enter value: 69</text:span></text:p>
          </draw:text-box>
        </draw:frame>
        <draw:frame draw:style-name="gr7" draw:text-style-name="P8" draw:layer="layout" svg:width="5.899cm" svg:height="0.539cm" svg:x="3.251cm" svg:y="8.67cm">
          <draw:text-box>
            <text:p text:style-name="P2"><text:span text:style-name="T9">Enter the no. of pairs for D2: 5</text:span></text:p>
          </draw:text-box>
        </draw:frame>
        <draw:frame draw:style-name="gr7" draw:text-style-name="P8" draw:layer="layout" svg:width="3.092cm" svg:height="0.539cm" svg:x="3.251cm" svg:y="9.208cm">
          <draw:text-box>
            <text:p text:style-name="P2"><text:span text:style-name="T9">Enter the key: F</text:span></text:p>
          </draw:text-box>
        </draw:frame>
        <draw:frame draw:style-name="gr7" draw:text-style-name="P8" draw:layer="layout" svg:width="2.978cm" svg:height="0.539cm" svg:x="3.251cm" svg:y="9.745cm">
          <draw:text-box>
            <text:p text:style-name="P2"><text:span text:style-name="T9">Enter value: 70</text:span></text:p>
          </draw:text-box>
        </draw:frame>
        <draw:frame draw:style-name="gr7" draw:text-style-name="P8" draw:layer="layout" svg:width="3.126cm" svg:height="0.539cm" svg:x="3.251cm" svg:y="10.283cm">
          <draw:text-box>
            <text:p text:style-name="P2"><text:span text:style-name="T9">Enter the key: G</text:span></text:p>
          </draw:text-box>
        </draw:frame>
        <draw:frame draw:style-name="gr7" draw:text-style-name="P8" draw:layer="layout" svg:width="2.978cm" svg:height="0.539cm" svg:x="3.251cm" svg:y="10.821cm">
          <draw:text-box>
            <text:p text:style-name="P2"><text:span text:style-name="T9">Enter value: 71</text:span></text:p>
          </draw:text-box>
        </draw:frame>
        <draw:frame draw:style-name="gr7" draw:text-style-name="P8" draw:layer="layout" svg:width="3.16cm" svg:height="0.539cm" svg:x="3.251cm" svg:y="11.359cm">
          <draw:text-box>
            <text:p text:style-name="P2"><text:span text:style-name="T9">Enter the key: H</text:span></text:p>
          </draw:text-box>
        </draw:frame>
        <draw:frame draw:style-name="gr7" draw:text-style-name="P8" draw:layer="layout" svg:width="2.978cm" svg:height="0.539cm" svg:x="3.251cm" svg:y="11.897cm">
          <draw:text-box>
            <text:p text:style-name="P2"><text:span text:style-name="T9">Enter value: 72</text:span></text:p>
          </draw:text-box>
        </draw:frame>
        <draw:frame draw:style-name="gr7" draw:text-style-name="P8" draw:layer="layout" svg:width="2.995cm" svg:height="0.539cm" svg:x="3.251cm" svg:y="12.435cm">
          <draw:text-box>
            <text:p text:style-name="P2"><text:span text:style-name="T9">Enter the key: I</text:span></text:p>
          </draw:text-box>
        </draw:frame>
        <draw:frame draw:style-name="gr7" draw:text-style-name="P8" draw:layer="layout" svg:width="2.978cm" svg:height="0.539cm" svg:x="3.251cm" svg:y="12.973cm">
          <draw:text-box>
            <text:p text:style-name="P2"><text:span text:style-name="T9">Enter value: 73</text:span></text:p>
          </draw:text-box>
        </draw:frame>
        <draw:frame draw:style-name="gr7" draw:text-style-name="P8" draw:layer="layout" svg:width="2.987cm" svg:height="0.539cm" svg:x="3.251cm" svg:y="13.511cm">
          <draw:text-box>
            <text:p text:style-name="P2"><text:span text:style-name="T9">Enter the key: J</text:span></text:p>
          </draw:text-box>
        </draw:frame>
        <draw:frame draw:style-name="gr7" draw:text-style-name="P8" draw:layer="layout" svg:width="2.978cm" svg:height="0.539cm" svg:x="3.251cm" svg:y="14.049cm">
          <draw:text-box>
            <text:p text:style-name="P2"><text:span text:style-name="T9">Enter value: 74</text:span></text:p>
          </draw:text-box>
        </draw:frame>
        <draw:frame draw:style-name="gr7" draw:text-style-name="P8" draw:layer="layout" svg:width="14.146cm" svg:height="0.539cm" svg:x="3.251cm" svg:y="14.587cm">
          <draw:text-box>
            <text:p text:style-name="P2"><text:span text:style-name="T9">{'A': 65, 'B': 66, 'C': 67, 'D': 68, 'E': 69, 'F': 70, 'G': 71, 'H': 72, 'I': 73, 'J': 74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adea" svg:font-family="Caladea"/>
    <style:font-face style:name="Caladea1" svg:font-family="Calade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IN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8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5.2$Windows_X86_64 LibreOffice_project/ca8fe7424262805f223b9a2334bc7181abbcbf5e</meta:generator>
    <dc:date>2023-09-22T14:24:47.186000000</dc:date>
    <meta:editing-duration>PT8S</meta:editing-duration>
    <meta:editing-cycles>1</meta:editing-cycles>
    <meta:document-statistic meta:object-count="204"/>
  </office:meta>
</office:document-meta>
</file>